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03cm" fo:min-width="3.436cm"/>
    </style:style>
    <style:style style:name="gr2" style:family="graphic" style:parent-style-name="standard">
      <style:graphic-properties draw:textarea-horizontal-align="justify" draw:textarea-vertical-align="middle" draw:auto-grow-height="false" fo:min-height="3.057cm" fo:min-width="6.364cm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5.829cm" fo:min-width="5.263cm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min-height="2.741cm" fo:min-width="5.26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54cm" fo:min-width="3.53cm"/>
    </style:style>
    <style:style style:name="gr7" style:family="graphic" style:parent-style-name="standard">
      <style:graphic-properties svg:stroke-color="#000000" draw:marker-start="Arrow" draw:marker-end="Arrow" draw:fill="none" draw:textarea-horizontal-align="justify" draw:textarea-vertical-align="middle" draw:auto-grow-height="false" fo:min-height="1.109cm" fo:min-width="1.437cm"/>
    </style:style>
    <style:style style:name="gr8" style:family="graphic" style:parent-style-name="standard">
      <style:graphic-properties svg:stroke-color="#000000" draw:marker-start="Arrow" draw:marker-end="Arrow" draw:fill="none" draw:textarea-horizontal-align="justify" draw:textarea-vertical-align="middle" draw:auto-grow-height="false" fo:min-height="1.51cm" fo:min-width="1.904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577cm" fo:min-width="2.649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2.019cm" fo:min-width="2.649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66cc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color="#0066cc"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66cc"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6cm" svg:height="1.953cm" svg:x="6.094cm" svg:y="2.062cm">
          <text:p text:style-name="P1">Tim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64cm" svg:height="3.307cm" svg:x="4.457cm" svg:y="7.042cm"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763cm" svg:height="6.079cm" svg:x="8.896cm" svg:y="12.205cm">
          <text:p text:style-name="P1">Score Process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63cm" svg:height="2.991cm" svg:x="11.875cm" svg:y="21.728cm">
          <text:p text:style-name="P1">Osc In Process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63cm" svg:height="2.991cm" svg:x="13.305cm" svg:y="5.027cm">
          <text:p text:style-name="P1">Osc Out Process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63cm" svg:height="2.991cm" svg:x="3.149cm" svg:y="21.845cm">
          <text:p text:style-name="P1">GUI Processo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494cm" svg:y1="5.007cm" svg:x2="8.204cm" svg:y2="10.538cm">
          <text:p/>
        </draw:line>
        <draw:custom-shape draw:style-name="gr6" draw:text-style-name="P1" xml:id="id2" draw:id="id2" draw:layer="layout" svg:width="4.03cm" svg:height="2.204cm" svg:x="3.514cm" svg:y="11.798cm">
          <text:p text:style-name="P1">Transpor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26cm" svg:y1="11.829cm" svg:x2="5.15cm" svg:y2="14.568cm">
          <text:p/>
        </draw:line>
        <draw:custom-shape draw:style-name="gr7" draw:text-style-name="P3" draw:layer="layout" svg:width="2.739cm" svg:height="1.921cm" svg:x="6.976cm" svg:y="3.606cm">
          <text:p text:style-name="P1"><text:span text:style-name="T1">Timer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.4cm" svg:height="2.488cm" svg:x="6.566cm" svg:y="10.002cm">
          <text:p text:style-name="P1"><text:span text:style-name="T1">Scheduler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945cm" svg:y1="11.672cm" svg:x2="4.866cm" svg:y2="9.436cm">
          <text:p/>
        </draw:line>
        <draw:custom-shape draw:style-name="gr9" draw:text-style-name="P5" draw:layer="layout" svg:width="3.149cm" svg:height="1.827cm" svg:x="1.938cm" svg:y="8.586cm">
          <text:p text:style-name="P1"><text:span text:style-name="T2">1 Process music </text:span></text:p>
          <text:p text:style-name="P1"><text:span text:style-name="T2">task queu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355cm" svg:y1="10.445cm" svg:x2="5.276cm" svg:y2="8.209cm">
          <text:p/>
        </draw:line>
        <draw:custom-shape draw:style-name="gr9" draw:text-style-name="P5" xml:id="id1" draw:id="id1" draw:layer="layout" svg:width="3.149cm" svg:height="1.827cm" svg:x="1.949cm" svg:y="6.288cm">
          <text:p text:style-name="P1"><text:span text:style-name="T2">2 Execute </text:span></text:p>
          <text:p text:style-name="P1"><text:span text:style-name="T2">scheduled task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149cm" svg:height="1.827cm" svg:x="4.026cm" svg:y="10.949cm">
          <text:p text:style-name="P1"><text:span text:style-name="T2">3 Update </text:span></text:p>
          <text:p text:style-name="P1"><text:span text:style-name="T2">Transport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213cm" svg:y1="14.349cm" svg:x2="10.031cm" svg:y2="14.632cm">
          <text:p/>
        </draw:line>
        <draw:custom-shape draw:style-name="gr9" draw:text-style-name="P5" draw:layer="layout" svg:width="3.149cm" svg:height="1.827cm" svg:x="6.703cm" svg:y="14.035cm">
          <text:p text:style-name="P1"><text:span text:style-name="T2">3.1 onTick(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181cm" svg:y1="14.442cm" svg:x2="9.968cm" svg:y2="16.616cm">
          <text:p/>
        </draw:line>
        <draw:custom-shape draw:style-name="gr9" draw:text-style-name="P5" draw:layer="layout" svg:width="3.149cm" svg:height="1.827cm" svg:x="5.822cm" svg:y="15.547cm">
          <text:p text:style-name="P1"><text:span text:style-name="T2">3.2 onBeat(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621cm" svg:y1="14.537cm" svg:x2="12.329cm" svg:y2="13.026cm">
          <text:p/>
        </draw:line>
        <draw:custom-shape draw:style-name="gr9" draw:text-style-name="P5" draw:layer="layout" svg:width="3.149cm" svg:height="1.827cm" svg:x="13.789cm" svg:y="11.705cm">
          <text:p text:style-name="P1"><text:span text:style-name="T2">3.1.1 processTickEvents(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031cm" svg:y1="16.427cm" svg:x2="12.392cm" svg:y2="13.372cm">
          <text:p/>
        </draw:line>
        <draw:custom-shape draw:style-name="gr9" draw:text-style-name="P5" draw:layer="layout" svg:width="3.149cm" svg:height="1.827cm" svg:x="13.845cm" svg:y="12.681cm">
          <text:p text:style-name="P1"><text:span text:style-name="T2">3.2.1 processBeatEvents(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2.739cm" svg:height="1.921cm" svg:x="14.093cm" svg:y="7.829cm">
          <text:p text:style-name="P1"><text:span text:style-name="T1">Disruptor </text:span></text:p>
          <text:p text:style-name="P1"><text:span text:style-name="T1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361cm" svg:y1="13.12cm" svg:x2="14.25cm" svg:y2="8.302cm">
          <text:p/>
        </draw:line>
        <draw:custom-shape draw:style-name="gr9" draw:text-style-name="P5" draw:layer="layout" svg:width="3.149cm" svg:height="1.827cm" svg:x="14.822cm" svg:y="9.752cm">
          <text:p text:style-name="P1"><text:span text:style-name="T2">3.1.2 processOsc(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149cm" svg:height="2.269cm" svg:x="8.677cm" svg:y="6.004cm">
          <text:p text:style-name="P1"><text:span text:style-name="T2">3.2.3</text:span></text:p>
          <text:p text:style-name="P1"><text:span text:style-name="T2">3.2.3 </text:span></text:p>
          <text:p text:style-name="P1"><text:span text:style-name="T2">add tasks to </text:span></text:p>
          <text:p text:style-name="P1"><text:span text:style-name="T2">music queu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983cm" svg:y1="12.616cm" svg:x2="10.094cm" svg:y2="8.649cm">
          <text:p/>
        </draw:line>
        <draw:custom-shape draw:style-name="gr9" draw:text-style-name="P5" draw:layer="layout" svg:width="3.149cm" svg:height="1.827cm" svg:x="14.786cm" svg:y="10.318cm">
          <text:p text:style-name="P1"><text:span text:style-name="T2">3.2.2 processOsc()</text:span></text:p>
          <draw:enhanced-geometry svg:viewBox="0 0 21600 21600" draw:type="rectangle" draw:enhanced-path="M 0 0 L 21600 0 21600 21600 0 21600 0 0 Z N"/>
        </draw:custom-shape>
        <draw:connector draw:style-name="gr11" draw:text-style-name="P6" xml:id="id3" draw:id="id3" draw:layer="layout" draw:line-skew="-1.78cm -1.713cm" svg:x1="3.523cm" svg:y1="8.115cm" svg:x2="3.514cm" svg:y2="12.9cm" draw:start-shape="id1" draw:start-glue-point="2" draw:end-shape="id2" draw:end-glue-point="3" svg:d="M3523 8115v61h-2223v4724h2214" svg:viewBox="0 0 2224 4786">
          <text:p/>
        </draw:connector>
        <draw:connector draw:style-name="gr11" draw:text-style-name="P6" draw:layer="layout" draw:line-skew="0.501cm" svg:x1="1.3cm" svg:y1="8.176cm" svg:x2="11.777cm" svg:y2="18.284cm" draw:start-shape="id3" draw:start-glue-point="0" draw:end-shape="id4" draw:end-glue-point="2" svg:d="M1300 8176v10608h10477v-500" svg:viewBox="0 0 10478 10609">
          <text:p/>
        </draw:connector>
        <draw:connector draw:style-name="gr11" draw:text-style-name="P6" draw:layer="layout" draw:line-skew="11.472cm 1.971cm" svg:x1="1.339cm" svg:y1="8.208cm" svg:x2="16.832cm" svg:y2="8.79cm" draw:end-shape="id5" draw:end-glue-point="10" svg:d="M1339 8208v10591h17965v-10009h-2472" svg:viewBox="0 0 17966 10592">
          <text:p/>
        </draw:connector>
        <draw:custom-shape draw:style-name="gr9" draw:text-style-name="P5" draw:layer="layout" svg:width="3.149cm" svg:height="1.827cm" svg:x="3.616cm" svg:y="18.538cm">
          <text:p text:style-name="P1"><text:span text:style-name="T2">2.1. Task.Play()</text:span></text:p>
          <text:p text:style-name="P1"><text:span text:style-name="T2">(transport, score proc, out proc...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046cm" svg:y1="22.484cm" svg:x2="12.249cm" svg:y2="16.47cm">
          <text:p/>
        </draw:line>
        <draw:line draw:style-name="gr5" draw:text-style-name="P6" draw:layer="layout" svg:x1="15.367cm" svg:y1="22.421cm" svg:x2="12.596cm" svg:y2="16.281cm">
          <text:p/>
        </draw:line>
        <draw:custom-shape draw:style-name="gr9" draw:text-style-name="P5" draw:layer="layout" svg:width="3.149cm" svg:height="1.827cm" svg:x="7.773cm" svg:y="20.301cm">
          <text:p text:style-name="P1"><text:span text:style-name="T2">Add task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149cm" svg:height="1.827cm" svg:x="14.764cm" svg:y="20.081cm">
          <text:p text:style-name="P1"><text:span text:style-name="T2">Add task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avko Zagorac</meta:initial-creator>
    <meta:creation-date>2016-07-22T09:03:22.491130000</meta:creation-date>
    <meta:generator>LibreOffice/5.1.3.2$MacOSX_X86_64 LibreOffice_project/644e4637d1d8544fd9f56425bd6cec110e49301b</meta:generator>
    <dc:date>2016-07-22T21:53:00.179981000</dc:date>
    <dc:creator>Slavko Zagorac</dc:creator>
    <meta:editing-duration>PT1H1M55S</meta:editing-duration>
    <meta:editing-cycles>5</meta:editing-cycles>
    <meta:document-statistic meta:object-count="38"/>
  </office:meta>
</office:document-meta>
</file>